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908000004E0F7718EC8CF83539C.png" manifest:media-type="image/png"/>
  <manifest:file-entry manifest:full-path="Pictures/1000020100000F00000008704279C3527B5C93A7.png" manifest:media-type="image/png"/>
  <manifest:file-entry manifest:full-path="Pictures/1000020100000B9E0000053C913C1FA2C798C2E2.png" manifest:media-type="image/png"/>
  <manifest:file-entry manifest:full-path="Pictures/1000020100000F00000008702024F5FE523D0C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7.964cm, 18.3cm, 1.788cm, 73.622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5.213cm, 18.298cm, 0cm, 73.137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5.372cm, 46.6cm, 1.295cm, 42.659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805cm, 29.712cm, 26.216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2.614cm" svg:x="-4.199cm" svg:y="1.6cm">
          <draw:image xlink:href="Pictures/1000020100000B9E0000053C913C1FA2C798C2E2.png" xlink:type="simple" xlink:show="embed" xlink:actuate="onLoad" loext:mime-type="image/png">
            <text:p/>
          </draw:image>
        </draw:frame>
        <draw:frame draw:style-name="gr2" draw:text-style-name="P1" draw:layer="layout" svg:width="3.399cm" svg:height="2.599cm" svg:x="13.201cm" svg:y="5.401cm">
          <draw:image xlink:href="Pictures/1000020100000F00000008702024F5FE523D0CA4.png" xlink:type="simple" xlink:show="embed" xlink:actuate="onLoad" loext:mime-type="image/png">
            <text:p/>
          </draw:image>
        </draw:frame>
        <draw:frame draw:style-name="gr3" draw:text-style-name="P1" draw:layer="layout" svg:width="3.571cm" svg:height="11.228cm" svg:x="16cm" svg:y="1.372cm">
          <draw:image xlink:href="Pictures/1000020100000F00000008702024F5FE523D0CA4.png" xlink:type="simple" xlink:show="embed" xlink:actuate="onLoad" loext:mime-type="image/png">
            <text:p/>
          </draw:image>
        </draw:frame>
        <draw:frame draw:style-name="gr3" draw:text-style-name="P1" draw:layer="layout" svg:width="3.571cm" svg:height="11.228cm" svg:x="8.429cm" svg:y="0.6cm">
          <draw:image xlink:href="Pictures/1000020100000F00000008702024F5FE523D0CA4.png" xlink:type="simple" xlink:show="embed" xlink:actuate="onLoad" loext:mime-type="image/png">
            <text:p/>
          </draw:image>
        </draw:frame>
        <draw:frame draw:style-name="gr4" draw:text-style-name="P1" draw:layer="layout" svg:width="4.29cm" svg:height="10.6cm" svg:x="11.2cm" svg:y="1.8cm">
          <draw:image xlink:href="Pictures/1000020100000F00000008704279C3527B5C93A7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999cm" svg:height="15.113cm" svg:x="0.043cm" svg:y="0.325cm">
          <draw:image xlink:href="Pictures/1000020100000908000004E0F7718EC8CF83539C.png" xlink:type="simple" xlink:show="embed" xlink:actuate="onLoad" loext:mime-type="image/png">
            <text:p/>
          </draw:image>
        </draw:frame>
        <draw:frame draw:style-name="gr6" draw:text-style-name="P1" draw:layer="layout" svg:width="13.799cm" svg:height="1.512cm" svg:x="10cm" svg:y="0.488cm">
          <draw:image xlink:href="Pictures/1000020100000908000004E0F7718EC8CF83539C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0T01:58:50.181218308</meta:creation-date>
    <dc:date>2019-03-20T02:49:12.444088868</dc:date>
    <meta:editing-duration>PT39M52S</meta:editing-duration>
    <meta:editing-cycles>1</meta:editing-cycles>
    <meta:document-statistic meta:object-count="32"/>
    <meta:generator>LibreOffice/6.1.5.2$Linux_X86_64 LibreOffice_project/10$Build-2</meta:generator>
  </office:meta>
</office:document-meta>
</file>